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="solid" draw:fill-color="#eeeeee" draw:textarea-horizontal-align="justify" draw:textarea-vertical-align="middle" draw:auto-grow-height="false" fo:min-height="14.55cm" fo:min-width="21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01cm"/>
    </style:style>
    <style:style style:name="gr3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.288cm"/>
    </style:style>
    <style:style style:name="gr4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.393cm"/>
    </style:style>
    <style:style style:name="gr5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.499cm"/>
    </style:style>
    <style:style style:name="gr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0.6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202cm"/>
    </style:style>
    <style:style style:name="gr8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5.0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674cm"/>
    </style:style>
    <style:style style:name="gr1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0.867cm"/>
    </style:style>
    <style:style style:name="gr11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6.3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954cm"/>
    </style:style>
    <style:style style:name="gr13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3cm" fo:min-width="14.226cm"/>
    </style:style>
    <style:style style:name="gr14" style:family="graphic" style:parent-style-name="standard">
      <style:graphic-properties svg:stroke-color="#cccccc" draw:fill="solid" draw:fill-color="#808080" draw:textarea-horizontal-align="justify" draw:textarea-vertical-align="middle" draw:auto-grow-height="false" fo:min-height="0.668cm" fo:min-width="2.6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613cm"/>
    </style:style>
    <style:style style:name="gr16" style:family="graphic" style:parent-style-name="standard">
      <style:graphic-properties svg:stroke-color="#cccccc" draw:fill="solid" draw:fill-color="#808080" draw:textarea-horizontal-align="justify" draw:textarea-vertical-align="middle" draw:auto-grow-height="false" fo:min-height="0.668cm" fo:min-width="2.6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267cm"/>
    </style:style>
    <style:style style:name="gr18" style:family="graphic" style:parent-style-name="standard">
      <style:graphic-properties draw:stroke="none" svg:stroke-color="#cccccc" draw:fill="none" draw:fill-color="#ffffff" fo:min-height="1.423cm"/>
    </style:style>
    <style:style style:name="gr19" style:family="graphic" style:parent-style-name="standard">
      <style:graphic-properties draw:stroke="none" svg:stroke-color="#000000" draw:fill="none" draw:fill-color="#ffffff" fo:min-height="1.423cm"/>
    </style:style>
    <style:style style:name="gr20" style:family="graphic" style:parent-style-name="standard">
      <style:graphic-properties svg:stroke-color="#dddddd" draw:fill="solid" draw:fill-color="#eeeee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56cm"/>
    </style:style>
    <style:style style:name="gr22" style:family="graphic" style:parent-style-name="standard">
      <style:graphic-properties svg:stroke-color="#cccccc" draw:fill="solid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41cm"/>
    </style:style>
    <style:style style:name="gr24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5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783cm"/>
    </style:style>
    <style:style style:name="gr27" style:family="graphic" style:parent-style-name="standard">
      <style:graphic-properties svg:stroke-color="#cccccc" draw:fill="solid" draw:fill-color="#808080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50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131cm"/>
    </style:style>
    <style:style style:name="gr30" style:family="graphic" style:parent-style-name="standard">
      <style:graphic-properties draw:stroke="none" svg:stroke-color="#cccccc" draw:fill="none" draw:fill-color="#ffffff" fo:min-height="0.713cm"/>
    </style:style>
    <style:style style:name="gr31" style:family="graphic" style:parent-style-name="objectwithoutfill">
      <style:graphic-properties svg:stroke-color="#cccccc" draw:fill="none" draw:fill-color="#ffffff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954cm"/>
    </style:style>
    <style:style style:name="gr33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50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16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631cm"/>
    </style:style>
    <style:style style:name="gr36" style:family="graphic" style:parent-style-name="standard">
      <style:graphic-properties svg:stroke-color="#dddddd" draw:fill-color="#ffff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1.441cm"/>
    </style:style>
    <style:style style:name="gr38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3cm"/>
    </style:style>
    <style:style style:name="gr4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7.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96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76cm"/>
    </style:style>
    <style:style style:name="gr44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46cm"/>
    </style:style>
    <style:style style:name="gr4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3.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299cm"/>
    </style:style>
    <style:style style:name="gr48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.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2.98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456cm"/>
    </style:style>
    <style:style style:name="gr51" style:family="graphic" style:parent-style-name="standard">
      <style:graphic-properties svg:stroke-color="#dddddd" draw:fill-color="#eeeeee" draw:textarea-horizontal-align="justify" draw:textarea-vertical-align="middle" draw:auto-grow-height="false" fo:min-height="11.35cm" fo:min-width="22.2cm"/>
    </style:style>
    <style:style style:name="gr52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2.1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3.48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3.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0.825cm" fo:min-width="2.084cm"/>
    </style:style>
    <style:style style:name="gr59" style:family="graphic" style:parent-style-name="standard">
      <style:graphic-properties svg:stroke-color="#dddddd" draw:fill-color="#eeeeee" draw:textarea-horizontal-align="justify" draw:textarea-vertical-align="middle" draw:auto-grow-height="false" fo:min-height="12.05cm" fo:min-width="22.107cm"/>
    </style:style>
    <style:style style:name="gr60" style:family="graphic" style:parent-style-name="standard">
      <style:graphic-properties draw:stroke="none" svg:stroke-color="#000000" draw:fill="none" draw:fill-color="#ffffff" fo:min-height="0.937cm"/>
    </style:style>
    <style:style style:name="gr61" style:family="graphic" style:parent-style-name="standard">
      <style:graphic-properties svg:stroke-color="#cccccc" draw:fill-color="#eeeeee" draw:textarea-horizontal-align="justify" draw:textarea-vertical-align="middle" draw:auto-grow-height="false" fo:min-height="10.663cm" fo:min-width="7.065cm"/>
    </style:style>
    <style:style style:name="gr62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1.987cm"/>
    </style:style>
    <style:style style:name="gr63" style:family="graphic" style:parent-style-name="standard">
      <style:graphic-properties svg:stroke-color="#9999ff" draw:fill-color="#3399ff" draw:textarea-horizontal-align="justify" draw:textarea-vertical-align="middle" draw:auto-grow-height="false" fo:min-height="1.258cm" fo:min-width="4.738cm"/>
    </style:style>
    <style:style style:name="gr64" style:family="graphic" style:parent-style-name="standard">
      <style:graphic-properties draw:textarea-horizontal-align="justify" draw:textarea-vertical-align="middle" draw:auto-grow-height="false" fo:min-height="1.916cm" fo:min-width="4.359cm"/>
    </style:style>
    <style:style style:name="gr65" style:family="graphic" style:parent-style-name="standard">
      <style:graphic-properties draw:textarea-horizontal-align="justify" draw:textarea-vertical-align="middle" draw:auto-grow-height="false" fo:min-height="2.006cm" fo:min-width="4.449cm"/>
    </style:style>
    <style:style style:name="gr66" style:family="graphic" style:parent-style-name="standard">
      <style:graphic-properties draw:textarea-horizontal-align="justify" draw:textarea-vertical-align="middle" draw:auto-grow-height="false" fo:min-height="1.946cm" fo:min-width="4.164cm"/>
    </style:style>
    <style:style style:name="gr67" style:family="graphic" style:parent-style-name="standard">
      <style:graphic-properties draw:textarea-horizontal-align="justify" draw:textarea-vertical-align="middle" draw:auto-grow-height="false" fo:min-height="1.946cm" fo:min-width="4.264cm"/>
    </style:style>
    <style:style style:name="gr68" style:family="graphic" style:parent-style-name="standard">
      <style:graphic-properties svg:stroke-color="#dddddd" draw:fill-color="#eeeeee" draw:textarea-horizontal-align="justify" draw:textarea-vertical-align="middle" draw:auto-grow-height="false" fo:min-height="14.45cm" fo:min-width="22.2cm"/>
    </style:style>
    <style:style style:name="gr69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2.161cm"/>
    </style:style>
    <style:style style:name="gr70" style:family="graphic" style:parent-style-name="standard">
      <style:graphic-properties svg:stroke-color="#999999" draw:fill-color="#ffffff" draw:textarea-horizontal-align="justify" draw:textarea-vertical-align="middle" draw:auto-grow-height="false" fo:min-height="0.85cm" fo:min-width="11.7cm"/>
    </style:style>
    <style:style style:name="gr71" style:family="graphic" style:parent-style-name="standard">
      <style:graphic-properties draw:fill-color="#ffffff" draw:textarea-horizontal-align="justify" draw:textarea-vertical-align="middle" draw:auto-grow-height="false" fo:min-height="0.951cm" fo:min-width="2.201cm"/>
    </style:style>
    <style:style style:name="gr72" style:family="graphic" style:parent-style-name="standard">
      <style:graphic-properties draw:textarea-horizontal-align="justify" draw:textarea-vertical-align="middle" draw:auto-grow-height="false" fo:min-height="3.15cm" fo:min-width="3.8cm"/>
    </style:style>
    <style:style style:name="gr73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8cm"/>
    </style:style>
    <style:style style:name="gr74" style:family="graphic" style:parent-style-name="standard">
      <style:graphic-properties svg:stroke-color="#000000" draw:fill-color="#eeeeee" draw:textarea-horizontal-align="justify" draw:textarea-vertical-align="middle" draw:auto-grow-height="false" fo:min-height="0.85cm" fo:min-width="0.866cm"/>
    </style:style>
    <style:style style:name="gr75" style:family="graphic" style:parent-style-name="standard">
      <style:graphic-properties svg:stroke-color="#000000" draw:fill-color="#eeeeee" draw:textarea-horizontal-align="justify" draw:textarea-vertical-align="middle" draw:auto-grow-height="false" fo:min-height="0.55cm" fo:min-width="0.7cm"/>
    </style:style>
    <style:style style:name="gr76" style:family="graphic" style:parent-style-name="standard">
      <style:graphic-properties draw:fill-color="#ffffff" draw:textarea-horizontal-align="justify" draw:textarea-vertical-align="middle" draw:auto-grow-height="false" fo:min-height="0.45cm" fo:min-width="3.8cm"/>
    </style:style>
    <style:style style:name="gr77" style:family="graphic" style:parent-style-name="standard">
      <style:graphic-properties draw:fill-color="#ffffff" draw:textarea-horizontal-align="justify" draw:textarea-vertical-align="middle" draw:auto-grow-height="false" fo:min-height="0.551cm" fo:min-width="3.8cm"/>
    </style:style>
    <style:style style:name="gr78" style:family="graphic" style:parent-style-name="standard">
      <style:graphic-properties draw:fill-color="#ffffff" draw:textarea-horizontal-align="justify" draw:textarea-vertical-align="middle" draw:auto-grow-height="false" fo:min-height="0.451cm" fo:min-width="3.8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80808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3399ff"/>
      <style:paragraph-properties fo:text-align="center"/>
      <style:text-properties fo:font-size="12pt"/>
    </style:style>
    <style:style style:name="P12" style:family="paragraph">
      <style:paragraph-properties fo:text-align="center"/>
      <style:text-properties fo:font-size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/>
    </style:style>
    <style:style style:name="T4" style:family="text">
      <style:text-properties fo:font-variant="normal" fo:text-transform="none" fo:color="#b2b2b2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22.3cm" svg:height="14.8cm" svg:x="4.1cm" svg:y="3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51cm" svg:height="0.958cm" svg:x="5.993cm" svg:y="8.697cm">
            <draw:text-box>
              <text:p><text:span text:style-name="T1">CN</text:span><text:span text:style-name="T1">PJ: </text:span><text:span text:style-name="T1">*</text:span></text:p>
            </draw:text-box>
          </draw:frame>
          <draw:custom-shape draw:style-name="gr3" draw:text-style-name="P3" draw:layer="layout" svg:width="1.788cm" svg:height="0.904cm" svg:x="8.518cm" svg:y="8.69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893cm" svg:height="0.904cm" svg:x="10.517cm" svg:y="8.69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999cm" svg:height="0.904cm" svg:x="12.62cm" svg:y="8.69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.157cm" svg:height="0.904cm" svg:x="16.933cm" svg:y="8.697cm">
            <text:p/>
            <draw:enhanced-geometry svg:viewBox="0 0 21600 21600" draw:type="rectangle" draw:enhanced-path="M 0 0 L 21600 0 21600 21600 0 21600 0 0 Z N"/>
          </draw:custom-shape>
          <draw:g>
            <draw:frame draw:style-name="gr7" draw:text-style-name="P2" draw:layer="layout" svg:width="2.702cm" svg:height="0.958cm" svg:x="5.993cm" svg:y="7.228cm">
              <draw:text-box>
                <text:p><text:span text:style-name="T1">No</text:span><text:span text:style-name="T1">me</text:span><text:span text:style-name="T1">: * </text:span></text:p>
              </draw:text-box>
            </draw:frame>
            <draw:custom-shape draw:style-name="gr8" draw:text-style-name="P3" draw:layer="layout" svg:width="15.568cm" svg:height="0.904cm" svg:x="8.413cm" svg:y="7.22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9" draw:text-style-name="P2" draw:layer="layout" svg:width="3.174cm" svg:height="0.958cm" svg:x="5.993cm" svg:y="12.199cm">
            <draw:text-box>
              <text:p><text:span text:style-name="T1">Tel</text:span><text:span text:style-name="T1">efo</text:span><text:span text:style-name="T1">ne: </text:span><text:span text:style-name="T1">*</text:span></text:p>
            </draw:text-box>
          </draw:frame>
          <draw:custom-shape draw:style-name="gr10" draw:text-style-name="P3" draw:layer="layout" svg:width="1.367cm" svg:height="0.904cm" svg:x="9.044cm" svg:y="12.31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6.837cm" svg:height="0.904cm" svg:x="10.622cm" svg:y="12.31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" draw:layer="layout" svg:width="3.454cm" svg:height="0.958cm" svg:x="6.034cm" svg:y="10.505cm">
            <draw:text-box>
              <text:p><text:span text:style-name="T1">En</text:span><text:span text:style-name="T1">der</text:span><text:span text:style-name="T1">eço</text:span><text:span text:style-name="T1">: *</text:span></text:p>
            </draw:text-box>
          </draw:frame>
          <draw:custom-shape draw:style-name="gr13" draw:text-style-name="P3" draw:layer="layout" svg:width="14.726cm" svg:height="0.903cm" svg:x="9.57cm" svg:y="10.5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4" draw:text-style-name="P4" draw:layer="layout" svg:width="3.26cm" svg:height="1.016cm" svg:x="21.141cm" svg:y="15.1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2" draw:layer="layout" svg:width="2.113cm" svg:height="0.958cm" svg:x="21.667cm" svg:y="15.137cm">
              <draw:text-box>
                <text:p><text:span text:style-name="T1">Sal</text:span><text:span text:style-name="T1">var</text:span></text:p>
              </draw:text-box>
            </draw:frame>
          </draw:g>
          <draw:custom-shape draw:style-name="gr16" draw:text-style-name="P4" draw:layer="layout" svg:width="3.261cm" svg:height="1.016cm" svg:x="17.564cm" svg:y="15.1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2" draw:layer="layout" svg:width="2.767cm" svg:height="0.958cm" svg:x="17.775cm" svg:y="15.137cm">
            <draw:text-box>
              <text:p><text:span text:style-name="T1">Ca</text:span><text:span text:style-name="T1">nce</text:span><text:span text:style-name="T1">lar</text:span></text:p>
            </draw:text-box>
          </draw:frame>
          <draw:frame draw:style-name="gr18" draw:text-style-name="P6" draw:layer="layout" svg:width="6.233cm" svg:height="1.673cm" svg:x="12.699cm" svg:y="5.011cm">
            <draw:text-box>
              <text:p text:style-name="P5">Cadastro de Empresa</text:p>
            </draw:text-box>
          </draw:frame>
          <draw:custom-shape draw:style-name="gr5" draw:text-style-name="P3" draw:layer="layout" svg:width="1.999cm" svg:height="0.904cm" svg:x="14.724cm" svg:y="8.697cm">
            <text:p/>
            <draw:enhanced-geometry svg:viewBox="0 0 21600 21600" draw:type="rectangle" draw:enhanced-path="M 0 0 L 21600 0 21600 21600 0 21600 0 0 Z N"/>
          </draw:custom-shape>
        </draw:g>
        <draw:frame draw:style-name="gr19" draw:text-style-name="P7" draw:layer="layout" svg:width="12.4cm" svg:height="1.673cm" svg:x="4.3cm" svg:y="1.7cm">
          <draw:text-box>
            <text:p>1. Tela de cadastro de Empresa</text:p>
          </draw:text-box>
        </draw:frame>
      </draw:page>
      <draw:page draw:name="page2" draw:style-name="dp1" draw:master-page-name="Padrão">
        <draw:g>
          <draw:custom-shape draw:style-name="gr20" draw:text-style-name="P1" draw:layer="layout" svg:width="21.2cm" svg:height="13.1cm" svg:x="4.7cm" svg:y="3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2" draw:layer="layout" svg:width="2.06cm" svg:height="0.848cm" svg:x="6cm" svg:y="7.9cm">
            <draw:text-box>
              <text:p><text:span text:style-name="T1">CP</text:span><text:span text:style-name="T1">F: *</text:span></text:p>
            </draw:text-box>
          </draw:frame>
          <draw:custom-shape draw:style-name="gr22" draw:text-style-name="P3" draw:layer="layout" svg:width="2cm" svg:height="0.8cm" svg:x="9.4cm" svg:y="7.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2cm" svg:height="0.8cm" svg:x="11.8cm" svg:y="7.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1.9cm" svg:height="0.8cm" svg:x="13.9cm" svg:y="7.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1.1cm" svg:height="0.8cm" svg:x="16.1cm" svg:y="7.9cm">
            <text:p/>
            <draw:enhanced-geometry svg:viewBox="0 0 21600 21600" draw:type="rectangle" draw:enhanced-path="M 0 0 L 21600 0 21600 21600 0 21600 0 0 Z N"/>
          </draw:custom-shape>
          <draw:g>
            <draw:frame draw:style-name="gr23" draw:text-style-name="P2" draw:layer="layout" svg:width="2.6cm" svg:height="0.848cm" svg:x="6cm" svg:y="6.8cm">
              <draw:text-box>
                <text:p><text:span text:style-name="T1">No</text:span><text:span text:style-name="T1">me</text:span><text:span text:style-name="T1">: *</text:span></text:p>
              </draw:text-box>
            </draw:frame>
            <draw:custom-shape draw:style-name="gr24" draw:text-style-name="P3" draw:layer="layout" svg:width="14cm" svg:height="0.8cm" svg:x="9.4cm" svg:y="6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5" draw:text-style-name="P2" draw:layer="layout" svg:width="3.025cm" svg:height="0.848cm" svg:x="6cm" svg:y="11.2cm">
            <draw:text-box>
              <text:p><text:span text:style-name="T1">Tel</text:span><text:span text:style-name="T1">efo</text:span><text:span text:style-name="T1">ne: </text:span><text:span text:style-name="T1">*</text:span></text:p>
            </draw:text-box>
          </draw:frame>
          <draw:custom-shape draw:style-name="gr22" draw:text-style-name="P3" draw:layer="layout" svg:width="1.3cm" svg:height="0.8cm" svg:x="9.4cm" svg:y="11.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6.5cm" svg:height="0.8cm" svg:x="11.301cm" svg:y="11.131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2" draw:layer="layout" svg:width="3.283cm" svg:height="0.848cm" svg:x="6.039cm" svg:y="10.1cm">
            <draw:text-box>
              <text:p><text:span text:style-name="T1">En</text:span><text:span text:style-name="T1">der</text:span><text:span text:style-name="T1">eço</text:span><text:span text:style-name="T1">: *</text:span></text:p>
            </draw:text-box>
          </draw:frame>
          <draw:custom-shape draw:style-name="gr24" draw:text-style-name="P3" draw:layer="layout" svg:width="14cm" svg:height="0.8cm" svg:x="9.4cm" svg:y="10.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7" draw:text-style-name="P4" draw:layer="layout" svg:width="3.1cm" svg:height="0.9cm" svg:x="20.4cm" svg:y="13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2" draw:layer="layout" svg:width="2.009cm" svg:height="0.848cm" svg:x="20.9cm" svg:y="13.8cm">
              <draw:text-box>
                <text:p><text:span text:style-name="T1">Sal</text:span><text:span text:style-name="T1">var</text:span></text:p>
              </draw:text-box>
            </draw:frame>
          </draw:g>
          <draw:custom-shape draw:style-name="gr27" draw:text-style-name="P4" draw:layer="layout" svg:width="3.1cm" svg:height="0.9cm" svg:x="17cm" svg:y="1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2" draw:layer="layout" svg:width="2.631cm" svg:height="0.848cm" svg:x="17.2cm" svg:y="13.8cm">
            <draw:text-box>
              <text:p><text:span text:style-name="T1">Ca</text:span><text:span text:style-name="T1">nce</text:span><text:span text:style-name="T1">lar</text:span></text:p>
            </draw:text-box>
          </draw:frame>
          <draw:frame draw:style-name="gr30" draw:text-style-name="P6" draw:layer="layout" svg:width="6.7cm" svg:height="0.963cm" svg:x="12.2cm" svg:y="4.837cm">
            <draw:text-box>
              <text:p text:style-name="P5">Dados do Funcionário</text:p>
            </draw:text-box>
          </draw:frame>
          <draw:line draw:style-name="gr31" draw:text-style-name="P6" draw:layer="layout" svg:x1="11.3cm" svg:y1="6cm" svg:x2="19.9cm" svg:y2="6cm">
            <text:p/>
          </draw:line>
          <draw:frame draw:style-name="gr32" draw:text-style-name="P2" draw:layer="layout" svg:width="2.454cm" svg:height="0.848cm" svg:x="6.04cm" svg:y="9cm">
            <draw:text-box>
              <text:p><text:span text:style-name="T1">Car</text:span><text:span text:style-name="T1">go: </text:span><text:span text:style-name="T1">*</text:span></text:p>
            </draw:text-box>
          </draw:frame>
          <draw:custom-shape draw:style-name="gr33" draw:text-style-name="P3" draw:layer="layout" svg:width="14.001cm" svg:height="0.8cm" svg:x="9.4cm" svg:y="9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2" draw:layer="layout" svg:width="2.661cm" svg:height="0.848cm" svg:x="6.04cm" svg:y="12.3cm">
            <draw:text-box>
              <text:p><text:span text:style-name="T1">Sal</text:span><text:span text:style-name="T1">ári</text:span><text:span text:style-name="T1">o: *</text:span></text:p>
            </draw:text-box>
          </draw:frame>
          <draw:custom-shape draw:style-name="gr22" draw:text-style-name="P3" draw:layer="layout" svg:width="4.399cm" svg:height="0.8cm" svg:x="9.401cm" svg:y="12.3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2" draw:layer="layout" svg:width="3.131cm" svg:height="0.848cm" svg:x="6.04cm" svg:y="13.4cm">
            <draw:text-box>
              <text:p><text:span text:style-name="T1">Em</text:span><text:span text:style-name="T1">pre</text:span><text:span text:style-name="T1">sa: </text:span><text:span text:style-name="T1">*</text:span></text:p>
            </draw:text-box>
          </draw:frame>
          <draw:custom-shape draw:style-name="gr22" draw:text-style-name="P3" draw:layer="layout" svg:width="4.399cm" svg:height="0.8cm" svg:x="9.4cm" svg:y="13.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0.9cm" svg:height="0.8cm" svg:x="12.9cm" svg:y="13.4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7cm" svg:height="0.7cm" svg:x="13cm" svg:y="13.5cm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89.85024958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9" draw:text-style-name="P7" draw:layer="layout" svg:width="12.4cm" svg:height="1.673cm" svg:x="4.3cm" svg:y="1.701cm">
          <draw:text-box>
            <text:p>2. Tela de cadastro de Funcionário </text:p>
          </draw:text-box>
        </draw:frame>
      </draw:page>
      <draw:page draw:name="page3" draw:style-name="dp1" draw:master-page-name="Padrão">
        <draw:g>
          <draw:custom-shape draw:style-name="gr20" draw:text-style-name="P1" draw:layer="layout" svg:width="21.2cm" svg:height="13.1cm" svg:x="5.4cm" svg:y="3.9cm">
            <text:p/>
            <draw:enhanced-geometry svg:viewBox="0 0 21600 21600" draw:type="rectangle" draw:enhanced-path="M 0 0 L 21600 0 21600 21600 0 21600 0 0 Z N"/>
          </draw:custom-shape>
          <draw:g>
            <draw:frame draw:style-name="gr37" draw:text-style-name="P2" draw:layer="layout" svg:width="3.5cm" svg:height="1.427cm" svg:x="5.9cm" svg:y="6.8cm">
              <draw:text-box>
                <text:p><text:span text:style-name="T1">De</text:span><text:span text:style-name="T1">scri</text:span><text:span text:style-name="T1">ção</text:span><text:span text:style-name="T1">: * <text:s text:c="2"/></text:span><text:span text:style-name="T1"><text:s/></text:span></text:p>
              </draw:text-box>
            </draw:frame>
            <draw:custom-shape draw:style-name="gr38" draw:text-style-name="P3" draw:layer="layout" svg:width="13.5cm" svg:height="0.8cm" svg:x="9.104cm" svg:y="6.76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9" draw:text-style-name="P2" draw:layer="layout" svg:width="2.8cm" svg:height="0.848cm" svg:x="5.9cm" svg:y="11.2cm">
            <draw:text-box>
              <text:p><text:span text:style-name="T1">Bai</text:span><text:span text:style-name="T1">rro: </text:span><text:span text:style-name="T1">*</text:span></text:p>
            </draw:text-box>
          </draw:frame>
          <draw:custom-shape draw:style-name="gr40" draw:text-style-name="P3" draw:layer="layout" svg:width="7.9cm" svg:height="0.8cm" svg:x="9.1cm" svg:y="11.2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2" draw:layer="layout" svg:width="2.961cm" svg:height="0.848cm" svg:x="5.939cm" svg:y="10.1cm">
            <draw:text-box>
              <text:p><text:span text:style-name="T1">Cid</text:span><text:span text:style-name="T1">ad</text:span><text:span text:style-name="T1">e: * </text:span><text:span text:style-name="T1"><text:s/></text:span></text:p>
            </draw:text-box>
          </draw:frame>
          <draw:g>
            <draw:custom-shape draw:style-name="gr27" draw:text-style-name="P4" draw:layer="layout" svg:width="3.1cm" svg:height="0.9cm" svg:x="20.3cm" svg:y="13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2" draw:layer="layout" svg:width="2.009cm" svg:height="0.848cm" svg:x="20.8cm" svg:y="13.8cm">
              <draw:text-box>
                <text:p><text:span text:style-name="T1">Sal</text:span><text:span text:style-name="T1">var</text:span></text:p>
              </draw:text-box>
            </draw:frame>
          </draw:g>
          <draw:custom-shape draw:style-name="gr27" draw:text-style-name="P4" draw:layer="layout" svg:width="3.1cm" svg:height="0.9cm" svg:x="16.9cm" svg:y="1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2" draw:layer="layout" svg:width="2.631cm" svg:height="0.848cm" svg:x="17.1cm" svg:y="13.8cm">
            <draw:text-box>
              <text:p><text:span text:style-name="T1">Ca</text:span><text:span text:style-name="T1">nce</text:span><text:span text:style-name="T1">lar</text:span></text:p>
            </draw:text-box>
          </draw:frame>
          <draw:frame draw:style-name="gr30" draw:text-style-name="P6" draw:layer="layout" svg:width="8.8cm" svg:height="0.963cm" svg:x="11.1cm" svg:y="4.837cm">
            <draw:text-box>
              <text:p text:style-name="P5">Cadastro de Obra ou Serviço</text:p>
            </draw:text-box>
          </draw:frame>
          <draw:line draw:style-name="gr31" draw:text-style-name="P6" draw:layer="layout" svg:x1="11.2cm" svg:y1="6cm" svg:x2="19.8cm" svg:y2="6cm">
            <text:p/>
          </draw:line>
          <draw:frame draw:style-name="gr42" draw:text-style-name="P2" draw:layer="layout" svg:width="3.465cm" svg:height="0.848cm" svg:x="5.94cm" svg:y="7.9cm">
            <draw:text-box>
              <text:p><text:span text:style-name="T1">Loc</text:span><text:span text:style-name="T1">aliz</text:span><text:span text:style-name="T1">açã</text:span><text:span text:style-name="T1">o:</text:span></text:p>
            </draw:text-box>
          </draw:frame>
          <draw:frame draw:style-name="gr43" draw:text-style-name="P2" draw:layer="layout" svg:width="2.26cm" svg:height="0.848cm" svg:x="5.94cm" svg:y="12.3cm">
            <draw:text-box>
              <text:p><text:span text:style-name="T1">Ru</text:span><text:span text:style-name="T1">a: *</text:span></text:p>
            </draw:text-box>
          </draw:frame>
          <draw:custom-shape draw:style-name="gr44" draw:text-style-name="P3" draw:layer="layout" svg:width="14.1cm" svg:height="0.8cm" svg:x="9.1cm" svg:y="12.3cm">
            <text:p/>
            <draw:enhanced-geometry svg:viewBox="0 0 21600 21600" draw:type="rectangle" draw:enhanced-path="M 0 0 L 21600 0 21600 21600 0 21600 0 0 Z N"/>
          </draw:custom-shape>
          <draw:frame draw:style-name="gr45" draw:text-style-name="P2" draw:layer="layout" svg:width="2.96cm" svg:height="0.848cm" svg:x="5.94cm" svg:y="13.4cm">
            <draw:text-box>
              <text:p><text:span text:style-name="T1">Cli</text:span><text:span text:style-name="T1">ent</text:span><text:span text:style-name="T1">e: *</text:span></text:p>
            </draw:text-box>
          </draw:frame>
          <draw:custom-shape draw:style-name="gr46" draw:text-style-name="P3" draw:layer="layout" svg:width="4.2cm" svg:height="0.8cm" svg:x="9.1cm" svg:y="13.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0.9cm" svg:height="0.8cm" svg:x="12.4cm" svg:y="13.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0.407cm" svg:height="0.394cm" draw:transform="rotate (0.785398163397448) translate (12.503cm 13.705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frame draw:style-name="gr47" draw:text-style-name="P2" draw:layer="layout" svg:width="2.799cm" svg:height="0.848cm" svg:x="5.901cm" svg:y="9cm">
            <draw:text-box>
              <text:p><text:span text:style-name="T1">Est</text:span><text:span text:style-name="T1">ad</text:span><text:span text:style-name="T1">o: *</text:span></text:p>
            </draw:text-box>
          </draw:frame>
          <draw:path draw:style-name="gr22" draw:text-style-name="P3" draw:layer="layout" svg:width="3.999cm" svg:height="0.799cm" svg:x="9.1cm" svg:y="10.1cm" svg:viewBox="0 0 4000 800" svg:d="M0 800v-800h4000v800zM3400 800v-800h600v800zM3977 345l-568-10 289 289zM3977 345zM3409 336z">
            <text:p/>
          </draw:path>
          <draw:path draw:style-name="gr48" draw:text-style-name="P3" draw:layer="layout" svg:width="2.199cm" svg:height="0.799cm" svg:x="9.1cm" svg:y="8.9cm" svg:viewBox="0 0 2200 800" svg:d="M0 800v-800h2200v800zM1600 800v-800h600v800zM2177 345l-568-10 289 289zM2177 345zM1609 336z">
            <text:p/>
          </draw:path>
          <draw:frame draw:style-name="gr49" draw:text-style-name="P2" draw:layer="layout" svg:width="3.482cm" svg:height="0.848cm" svg:x="17.2cm" svg:y="11.2cm">
            <draw:text-box>
              <text:p><text:span text:style-name="T1">Nú</text:span><text:span text:style-name="T1">me</text:span><text:span text:style-name="T1">ro:</text:span></text:p>
            </draw:text-box>
          </draw:frame>
          <draw:custom-shape draw:style-name="gr22" draw:text-style-name="P3" draw:layer="layout" svg:width="3.4cm" svg:height="0.8cm" svg:x="19.8cm" svg:y="11.2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2" draw:layer="layout" svg:width="3.956cm" svg:height="0.848cm" svg:x="13.44cm" svg:y="10.1cm">
            <draw:text-box>
              <text:p><text:span text:style-name="T1">Co</text:span><text:span text:style-name="T1">mpl</text:span><text:span text:style-name="T1">em</text:span><text:span text:style-name="T1">ent</text:span><text:span text:style-name="T1">o:</text:span></text:p>
            </draw:text-box>
          </draw:frame>
          <draw:custom-shape draw:style-name="gr22" draw:text-style-name="P3" draw:layer="layout" svg:width="5.599cm" svg:height="0.8cm" svg:x="17.601cm" svg:y="10.1cm">
            <text:p/>
            <draw:enhanced-geometry svg:viewBox="0 0 21600 21600" draw:type="rectangle" draw:enhanced-path="M 0 0 L 21600 0 21600 21600 0 21600 0 0 Z N"/>
          </draw:custom-shape>
        </draw:g>
        <draw:frame draw:style-name="gr19" draw:text-style-name="P7" draw:layer="layout" svg:width="12.4cm" svg:height="1.673cm" svg:x="4.3cm" svg:y="1.701cm">
          <draw:text-box>
            <text:p>3. Tela de cadastro de Cadastro de Obras</text:p>
          </draw:text-box>
        </draw:frame>
      </draw:page>
      <draw:page draw:name="page4" draw:style-name="dp1" draw:master-page-name="Padrão">
        <draw:frame draw:style-name="gr19" draw:text-style-name="P7" draw:layer="layout" svg:width="12.4cm" svg:height="1.673cm" svg:x="4.266cm" svg:y="1.701cm">
          <draw:text-box>
            <text:p>4. Tela de login do ADM</text:p>
          </draw:text-box>
        </draw:frame>
        <draw:custom-shape draw:style-name="gr51" draw:text-style-name="P9" draw:layer="layout" svg:width="22.7cm" svg:height="11.6cm" svg:x="3.23cm" svg:y="4.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22.6cm" svg:height="1.5cm" svg:x="3.3cm" svg:y="4.26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8" draw:layer="layout" svg:width="13.982cm" svg:height="1.1cm" svg:x="6.718cm" svg:y="8.87cm">
          <text:p/>
          <draw:enhanced-geometry svg:viewBox="0 0 21600 21600" draw:type="rectangle" draw:enhanced-path="M 0 0 L 21600 0 21600 21600 0 21600 0 0 Z N"/>
        </draw:custom-shape>
        <draw:frame draw:style-name="gr54" draw:text-style-name="P7" draw:layer="layout" svg:width="4.409cm" svg:height="0.962cm" svg:x="11.326cm" svg:y="4.469cm">
          <draw:text-box>
            <text:p>Administrador</text:p>
          </draw:text-box>
        </draw:frame>
        <draw:frame draw:style-name="gr55" draw:text-style-name="P7" draw:layer="layout" svg:width="2.293cm" svg:height="0.962cm" svg:x="3.961cm" svg:y="8.826cm">
          <draw:text-box>
            <text:p>CPF : </text:p>
          </draw:text-box>
        </draw:frame>
        <draw:custom-shape draw:style-name="gr56" draw:text-style-name="P8" draw:layer="layout" svg:width="13.9cm" svg:height="1.1cm" svg:x="6.8cm" svg:y="11.1cm">
          <text:p/>
          <draw:enhanced-geometry svg:viewBox="0 0 21600 21600" draw:type="rectangle" draw:enhanced-path="M 0 0 L 21600 0 21600 21600 0 21600 0 0 Z N"/>
        </draw:custom-shape>
        <draw:frame draw:style-name="gr57" draw:text-style-name="P7" draw:layer="layout" svg:width="2.893cm" svg:height="1.673cm" svg:x="3.907cm" svg:y="11.3cm">
          <draw:text-box>
            <text:p>Senha : </text:p>
          </draw:text-box>
        </draw:frame>
        <draw:custom-shape draw:name="Forma2" draw:style-name="gr58" draw:text-style-name="P10" draw:layer="layout" svg:width="2.7cm" svg:height="1.191cm" svg:x="22.1cm" svg:y="14.1cm">
          <text:p text:style-name="P5"><text:span text:style-name="T2">Lo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Padrão">
        <draw:frame draw:style-name="gr19" draw:text-style-name="P7" draw:layer="layout" svg:width="12.4cm" svg:height="1.673cm" svg:x="4.266cm" svg:y="1.701cm">
          <draw:text-box>
            <text:p>5. Área do adm</text:p>
          </draw:text-box>
        </draw:frame>
        <draw:custom-shape draw:style-name="gr59" draw:text-style-name="P9" draw:layer="layout" svg:width="22.607cm" svg:height="12.3cm" draw:transform="skewX (0.0109955742875643) translate (3.493cm 3.3cm)">
          <text:p/>
          <draw:enhanced-geometry svg:viewBox="0 0 21600 21600" draw:type="rectangle" draw:enhanced-path="M 0 0 L 21600 0 21600 21600 0 21600 0 0 Z N"/>
        </draw:custom-shape>
        <draw:frame draw:style-name="gr60" draw:text-style-name="P7" draw:layer="layout" svg:width="5.7cm" svg:height="1.187cm" svg:x="12.6cm" svg:y="2.5cm">
          <draw:text-box>
            <text:p/>
          </draw:text-box>
        </draw:frame>
        <draw:custom-shape draw:style-name="gr61" draw:text-style-name="P9" draw:layer="layout" svg:width="7.565cm" svg:height="10.913cm" svg:x="3.7cm" svg:y="4.08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22.487cm" svg:height="1.5cm" svg:x="3.513cm" svg:y="3.556cm">
          <text:p/>
          <draw:enhanced-geometry svg:viewBox="0 0 21600 21600" draw:type="rectangle" draw:enhanced-path="M 0 0 L 21600 0 21600 21600 0 21600 0 0 Z N"/>
        </draw:custom-shape>
        <draw:frame draw:style-name="gr54" draw:text-style-name="P7" draw:layer="layout" svg:width="4.409cm" svg:height="0.962cm" svg:x="11cm" svg:y="4.038cm">
          <draw:text-box>
            <text:p>Administrador</text:p>
          </draw:text-box>
        </draw:frame>
        <draw:custom-shape draw:name="Forma4" draw:style-name="gr63" draw:text-style-name="P11" draw:layer="layout" svg:width="5.4cm" svg:height="1.67cm" svg:x="4.578cm" svg:y="5.955cm">
          <text:p text:style-name="P5"><text:span text:style-name="T1">Configur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63" draw:text-style-name="P11" draw:layer="layout" svg:width="5.4cm" svg:height="1.67cm" svg:x="4.63cm" svg:y="8.347cm">
          <text:p text:style-name="P5"><text:span text:style-name="T1">Configur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63" draw:text-style-name="P11" draw:layer="layout" svg:width="5.4cm" svg:height="1.67cm" svg:x="4.7cm" svg:y="10.53cm">
          <text:p text:style-name="P5"><text:span text:style-name="T1">Configur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63" draw:text-style-name="P11" draw:layer="layout" svg:width="5.4cm" svg:height="1.67cm" svg:x="4.7cm" svg:y="12.5cm">
          <text:p text:style-name="P5"><text:span text:style-name="T1">Configur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64" draw:text-style-name="P12" draw:layer="layout" svg:width="5.093cm" svg:height="2.4cm" svg:x="12.1cm" svg:y="6.5cm">
          <text:p text:style-name="P5"><text:span text:style-name="T3">Gerenciar Funcionar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65" draw:text-style-name="P12" draw:layer="layout" svg:width="5.193cm" svg:height="2.5cm" svg:x="12.207cm" svg:y="12.7cm">
          <text:p text:style-name="P5"><text:span text:style-name="T3">Gerenciar Obr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66" draw:text-style-name="P12" draw:layer="layout" svg:width="4.9cm" svg:height="2.432cm" svg:x="19.387cm" svg:y="6.265cm">
          <text:p text:style-name="P5"><text:span text:style-name="T3">Gerenciar <text:s/>Clien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67" draw:text-style-name="P12" draw:layer="layout" svg:width="5cm" svg:height="2.432cm" svg:x="19.5cm" svg:y="12.368cm">
          <text:p text:style-name="P5"><text:span text:style-name="T3">Gerenciar Materia de</text:span></text:p>
          <text:p text:style-name="P5"><text:span text:style-name="T3">Contruço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8" draw:text-style-name="P10" draw:layer="layout" svg:width="2.7cm" svg:height="1.191cm" svg:x="22.9cm" svg:y="3.7cm">
          <text:p text:style-name="P5"><text:span text:style-name="T2">Sa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64" draw:text-style-name="P12" draw:layer="layout" svg:width="5.093cm" svg:height="2.4cm" svg:x="15.579cm" svg:y="9.5cm">
          <text:p text:style-name="P5"><text:span text:style-name="T3">Bus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Padrão">
        <draw:frame draw:style-name="gr19" draw:text-style-name="P7" draw:layer="layout" svg:width="12.4cm" svg:height="1.673cm" svg:x="4.266cm" svg:y="1.701cm">
          <draw:text-box>
            <text:p>6 tela buscar.</text:p>
          </draw:text-box>
        </draw:frame>
        <draw:custom-shape draw:style-name="gr68" draw:text-style-name="P9" draw:layer="layout" svg:width="22.7cm" svg:height="14.7cm" svg:x="2.8cm" svg:y="3.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22.661cm" svg:height="1.5cm" svg:x="2.8cm" svg:y="3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8" draw:layer="layout" svg:width="12.2cm" svg:height="1.1cm" svg:x="4.3cm" svg:y="6.3cm">
          <text:p text:style-name="P5"><text:span text:style-name="T4">Buscar</text:span></text:p>
          <draw:enhanced-geometry svg:viewBox="0 0 21600 21600" draw:type="rectangle" draw:enhanced-path="M 0 0 L 21600 0 21600 21600 0 21600 0 0 Z N"/>
        </draw:custom-shape>
        <draw:frame draw:style-name="gr54" draw:text-style-name="P7" draw:layer="layout" svg:width="4.409cm" svg:height="0.962cm" svg:x="11.591cm" svg:y="3.738cm">
          <draw:text-box>
            <text:p><text:s text:c="4"/>Buscar </text:p>
          </draw:text-box>
        </draw:frame>
        <draw:custom-shape draw:name="Forma2" draw:style-name="gr71" draw:text-style-name="P10" draw:layer="layout" svg:width="2.7cm" svg:height="1.2cm" svg:x="22.5cm" svg:y="3.5cm">
          <text:p text:style-name="P5"><text:span text:style-name="T2">Sai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8" draw:text-style-name="P10" draw:layer="layout" svg:width="2.7cm" svg:height="1.191cm" svg:x="16.7cm" svg:y="12.7cm">
          <text:p text:style-name="P5"><text:span text:style-name="T2">Ed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8" draw:text-style-name="P10" draw:layer="layout" svg:width="2.7cm" svg:height="1.191cm" svg:x="19.9cm" svg:y="12.709cm">
          <text:p text:style-name="P5"><text:span text:style-name="T2">Ex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5" draw:layer="layout" svg:width="4.3cm" svg:height="3.4cm" svg:x="17cm" svg:y="7.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8" draw:layer="layout" svg:width="4.3cm" svg:height="1.1cm" draw:transform="skewX (0.0109955742875643) translate (17.012cm 6.4cm)">
          <text:p text:style-name="P5">Selecione <text:s text:c="7"/></text:p>
          <draw:enhanced-geometry svg:viewBox="0 0 21600 21600" draw:type="rectangle" draw:enhanced-path="M 0 0 L 21600 0 21600 21600 0 21600 0 0 Z N"/>
        </draw:custom-shape>
        <draw:custom-shape draw:style-name="gr74" draw:text-style-name="P9" draw:layer="layout" svg:width="1.366cm" svg:height="1.1cm" svg:x="19.9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9" draw:layer="layout" svg:width="1.2cm" svg:height="0.8cm" svg:x="20cm" svg:y="6.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0" draw:text-style-name="P8" draw:layer="layout" svg:width="12.2cm" svg:height="1.1cm" svg:x="4.1cm" svg:y="12.7cm">
          <text:p text:style-name="P5"><text:span text:style-name="T4">João mariano</text:span></text:p>
          <draw:enhanced-geometry svg:viewBox="0 0 21600 21600" draw:type="rectangle" draw:enhanced-path="M 0 0 L 21600 0 21600 21600 0 21600 0 0 Z N"/>
        </draw:custom-shape>
        <draw:custom-shape draw:name="Forma2" draw:style-name="gr76" draw:text-style-name="P10" draw:layer="layout" svg:width="4.3cm" svg:height="0.699cm" svg:x="17.001cm" svg:y="7.701cm">
          <text:p text:style-name="P5"><text:span text:style-name="T2">Funcionári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77" draw:text-style-name="P10" draw:layer="layout" svg:width="4.3cm" svg:height="0.8cm" svg:x="17cm" svg:y="8.4cm">
          <text:p text:style-name="P5"><text:span text:style-name="T2">Client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78" draw:text-style-name="P10" draw:layer="layout" svg:width="4.3cm" svg:height="0.7cm" svg:x="16.996cm" svg:y="9.27cm">
          <text:p text:style-name="P5"><text:span text:style-name="T2">Obra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78" draw:text-style-name="P10" draw:layer="layout" svg:width="4.3cm" svg:height="0.7cm" svg:x="16.961cm" svg:y="9.992cm">
          <text:p text:style-name="P5"><text:span text:style-name="T2">M. de Construçã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Padrão">
        <draw:frame draw:style-name="gr19" draw:text-style-name="P7" draw:layer="layout" svg:width="12.4cm" svg:height="1.673cm" svg:x="4.266cm" svg:y="1.701cm">
          <draw:text-box>
            <text:p>7. Tela de login do ADM</text:p>
          </draw:text-box>
        </draw:frame>
        <draw:custom-shape draw:style-name="gr51" draw:text-style-name="P9" draw:layer="layout" svg:width="22.7cm" svg:height="11.6cm" svg:x="3.23cm" svg:y="4.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22.6cm" svg:height="1.5cm" svg:x="3.3cm" svg:y="4.265cm">
          <text:p/>
          <draw:enhanced-geometry svg:viewBox="0 0 21600 21600" draw:type="rectangle" draw:enhanced-path="M 0 0 L 21600 0 21600 21600 0 21600 0 0 Z N"/>
        </draw:custom-shape>
        <draw:frame draw:style-name="gr54" draw:text-style-name="P7" draw:layer="layout" svg:width="4.409cm" svg:height="0.962cm" svg:x="11.326cm" svg:y="4.469cm">
          <draw:text-box>
            <text:p>Administrad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italic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9:45:58.991202434</meta:creation-date>
    <dc:date>2017-06-06T22:21:21.497283165</dc:date>
    <meta:editing-duration>PT1H58M7S</meta:editing-duration>
    <meta:editing-cycles>18</meta:editing-cycles>
    <meta:generator>LibreOffice/5.1.6.2$Linux_X86_64 LibreOffice_project/10m0$Build-2</meta:generator>
    <meta:document-statistic meta:object-count="130"/>
  </office:meta>
</office:document-meta>
</file>